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ClientHttpRequest.isExecu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MockClientHttpRequest( HttpMethod httpMethod ,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lientHttpRequest.MockClientHttpRequest( HttpMethod httpMethod , String uriTemplate , Object ...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lientHttpRequest.setResponse( ClientHttpResponse clientHttp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set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setMethod(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execute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lientHttpReques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ClientHttpRequest.MockClientHttp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